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9B0000009663ECE600CB243DB7.png" manifest:media-type="image/png"/>
  <manifest:file-entry manifest:full-path="Pictures/100000010000007800000035A342611BCAD0CB9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Cabin" svg:font-family="Cabin" style:font-pitch="variable"/>
    <style:font-face style:name="DejaVu Math TeX Gyre" svg:font-family="'DejaVu Math TeX Gyre'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LM Roman 9" svg:font-family="'LM Roman 9'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eX Gyre DejaVu Math" svg:font-family="'TeX Gyre DejaVu Math'" style:font-pitch="variable"/>
    <style:font-face style:name="TeX Gyre Pagella Math" svg:font-family="'TeX Gyre Pagella Math'" style:font-pitch="variable"/>
    <style:font-face style:name="TeX Gyre Schola Math" svg:font-family="'TeX Gyre Schola Math'" style:font-pitch="variable"/>
    <style:font-face style:name="TeX Gyre Termes Math" svg:font-family="'TeX Gyre Termes Math'" style:font-pitch="variable"/>
    <style:font-face style:name="aakar" svg:font-family="aakar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draw:fill-color="#999999" draw:textarea-horizontal-align="justify" draw:textarea-vertical-align="middle" draw:auto-grow-height="false" fo:min-height="0.068cm" fo:min-width="0.612cm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fo:min-height="1.327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text-properties style:font-name="DejaVu Math TeX Gyre" fo:font-size="16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loext:graphic-properties draw:opacity="100%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999999"/>
      <style:paragraph-properties fo:text-align="center"/>
    </style:style>
    <style:style style:name="P6" style:family="paragraph">
      <style:text-properties style:font-name="TeX Gyre Termes Math" fo:font-size="16pt" style:font-size-asian="24pt" style:font-size-complex="24pt"/>
    </style:style>
    <style:style style:name="T1" style:family="text">
      <style:text-properties style:font-name-asian="Liberation Sans" style:font-size-asian="24pt" style:font-name-complex="Liberation Sans" style:font-size-complex="24pt"/>
    </style:style>
    <style:style style:name="T2" style:family="text">
      <style:text-properties style:font-name="TeX Gyre Pagella Math" style:font-name-asian="Liberation Sans" style:font-size-asian="24pt" style:font-name-complex="Liberation Sans" style:font-size-complex="24pt"/>
    </style:style>
    <style:style style:name="T3" style:family="text">
      <style:text-properties style:font-name="TeX Gyre Pagella Math" fo:font-weight="bold" style:font-name-asian="Liberation Sans" style:font-size-asian="24pt" style:font-weight-asian="bold" style:font-name-complex="Liberation Sans" style:font-size-complex="24pt" style:font-weight-complex="bold"/>
    </style:style>
    <style:style style:name="T4" style:family="text">
      <style:text-properties style:font-name="TeX Gyre Pagella Math" fo:font-weight="normal" style:font-name-asian="Liberation Sans" style:font-size-asian="24pt" style:font-weight-asian="normal" style:font-name-complex="Liberation Sans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3.045cm" svg:height="1.327cm" svg:x="6.985cm" svg:y="4.445cm" presentation:class="title" presentation:user-transformed="true">
          <draw:text-box>
            <text:p text:style-name="P1"><text:span text:style-name="T1">digit = 5</text:span></text:p>
          </draw:text-box>
        </draw:frame>
        <draw:frame presentation:style-name="pr2" draw:text-style-name="P2" draw:layer="layout" svg:width="25.199cm" svg:height="9.134cm" svg:x="1.471cm" svg:y="14.49cm" presentation:class="subtitle" presentation:placeholder="true" presentation:user-transformed="true">
          <draw:text-box/>
        </draw:frame>
        <draw:frame draw:style-name="gr1" draw:text-style-name="P3" draw:layer="layout" svg:width="1.439cm" svg:height="0.483cm" svg:x="8.086cm" svg:y="10.16cm">
          <draw:image xlink:href="Pictures/100000010000007800000035A342611BCAD0CB96.png" xlink:type="simple" xlink:show="embed" xlink:actuate="onLoad" draw:mime-type="image/png">
            <text:p/>
          </draw:image>
        </draw:frame>
        <draw:frame draw:style-name="gr2" draw:text-style-name="P4" draw:layer="layout" svg:width="2.937cm" svg:height="2.842cm" svg:x="1.943cm" svg:y="3.608cm">
          <draw:image xlink:href="Pictures/100000010000009B0000009663ECE600CB243DB7.png" xlink:type="simple" xlink:show="embed" xlink:actuate="onLoad" draw:mime-type="image/png">
            <text:p/>
          </draw:image>
        </draw:frame>
        <draw:custom-shape draw:style-name="gr3" draw:text-style-name="P5" draw:layer="layout" svg:width="1.27cm" svg:height="0.635cm" svg:x="5.715cm" svg:y="4.7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" draw:text-style-name="P6" draw:layer="layout" svg:width="3.045cm" svg:height="1.327cm" svg:x="2.035cm" svg:y="7.563cm" presentation:class="title" presentation:user-transformed="true">
          <draw:text-box>
            <text:p text:style-name="P6"><text:span text:style-name="T2">{</text:span><text:span text:style-name="T3">x</text:span><text:span text:style-name="T4">,</text:span><text:span text:style-name="T3"> y</text:span><text:span text:style-name="T2">}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Cabin" svg:font-family="Cabin" style:font-pitch="variable"/>
    <style:font-face style:name="DejaVu Math TeX Gyre" svg:font-family="'DejaVu Math TeX Gyre'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LM Roman 9" svg:font-family="'LM Roman 9'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eX Gyre DejaVu Math" svg:font-family="'TeX Gyre DejaVu Math'" style:font-pitch="variable"/>
    <style:font-face style:name="TeX Gyre Pagella Math" svg:font-family="'TeX Gyre Pagella Math'" style:font-pitch="variable"/>
    <style:font-face style:name="TeX Gyre Schola Math" svg:font-family="'TeX Gyre Schola Math'" style:font-pitch="variable"/>
    <style:font-face style:name="TeX Gyre Termes Math" svg:font-family="'TeX Gyre Termes Math'" style:font-pitch="variable"/>
    <style:font-face style:name="aakar" svg:font-family="aak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12T12:01:08.067235818</meta:creation-date>
    <dc:date>2023-11-12T14:23:12.618473193</dc:date>
    <meta:editing-duration>PT2H4S</meta:editing-duration>
    <meta:editing-cycles>1</meta:editing-cycles>
    <meta:document-statistic meta:object-count="29"/>
    <meta:generator>LibreOffice/7.3.7.2$Linux_X86_64 LibreOffice_project/30$Build-2</meta:generator>
  </office:meta>
</office:document-meta>
</file>